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399cm" fo:min-width="3.538cm"/>
    </style:style>
    <style:style style:name="gr2" style:family="graphic" style:parent-style-name="standard">
      <style:graphic-properties draw:textarea-horizontal-align="justify" draw:textarea-vertical-align="middle" draw:auto-grow-height="false" fo:min-height="13.35cm" fo:min-width="12.7cm"/>
    </style:style>
    <style:style style:name="gr3" style:family="graphic" style:parent-style-name="standard">
      <style:graphic-properties draw:textarea-horizontal-align="justify" draw:textarea-vertical-align="middle" draw:auto-grow-height="false" fo:min-height="1.77cm" fo:min-width="12.7cm"/>
    </style:style>
    <style:style style:name="gr4" style:family="graphic" style:parent-style-name="standard">
      <style:graphic-properties draw:textarea-horizontal-align="justify" draw:textarea-vertical-align="middle" draw:auto-grow-height="false" fo:min-height="5.399cm" fo:min-width="3.53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13.35cm" fo:min-width="12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5.399cm" fo:min-width="3.568cm"/>
    </style:style>
    <style:style style:name="gr12" style:family="graphic" style:parent-style-name="standard">
      <style:graphic-properties draw:textarea-horizontal-align="justify" draw:textarea-vertical-align="middle" draw:auto-grow-height="false" fo:min-height="5.399cm" fo:min-width="3.569cm"/>
    </style:style>
    <style:style style:name="gr13" style:family="graphic" style:parent-style-name="standard">
      <style:graphic-properties draw:textarea-horizontal-align="justify" draw:textarea-vertical-align="middle" draw:auto-grow-height="false" fo:min-height="5.399cm" fo:min-width="3.567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12.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1.342cm" fo:min-width="12.943cm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12.991cm"/>
    </style:style>
    <style:style style:name="gr18" style:family="graphic" style:parent-style-name="standard">
      <style:graphic-properties draw:textarea-horizontal-align="justify" draw:textarea-vertical-align="middle" draw:auto-grow-height="false" fo:min-height="1.342cm" fo:min-width="12.937cm"/>
    </style:style>
    <style:style style:name="gr19" style:family="graphic" style:parent-style-name="standard">
      <style:graphic-properties draw:textarea-horizontal-align="justify" draw:textarea-vertical-align="middle" draw:auto-grow-height="false" fo:min-height="0.108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22" style:family="graphic" style:parent-style-name="standard">
      <style:graphic-properties draw:textarea-horizontal-align="justify" draw:textarea-vertical-align="middle" draw:auto-grow-height="false" fo:min-height="1.342cm" fo:min-width="3.48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3.524cm" fo:min-width="3.566cm"/>
    </style:style>
    <style:style style:name="gr25" style:family="graphic" style:parent-style-name="standard">
      <style:graphic-properties draw:textarea-horizontal-align="justify" draw:textarea-vertical-align="middle" draw:auto-grow-height="false" fo:min-height="1.099cm" fo:min-width="12.695cm"/>
    </style:style>
    <style:style style:name="gr26" style:family="graphic" style:parent-style-name="standard">
      <style:graphic-properties draw:textarea-horizontal-align="justify" draw:textarea-vertical-align="middle" draw:auto-grow-height="false" fo:min-height="3.524cm" fo:min-width="3.568cm"/>
    </style:style>
    <style:style style:name="gr27" style:family="graphic" style:parent-style-name="standard">
      <style:graphic-properties draw:textarea-horizontal-align="justify" draw:textarea-vertical-align="middle" draw:auto-grow-height="false" fo:min-height="3.524cm" fo:min-width="3.56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draw:textarea-horizontal-align="justify" draw:textarea-vertical-align="middle" draw:auto-grow-height="false" fo:min-height="3.661cm" fo:min-width="12.301cm"/>
    </style:style>
    <style:style style:name="gr30" style:family="graphic" style:parent-style-name="standard">
      <style:graphic-properties draw:textarea-horizontal-align="justify" draw:textarea-vertical-align="middle" draw:auto-grow-height="false" fo:min-height="3.661cm" fo:min-width="12.101cm"/>
    </style:style>
    <style:style style:name="gr31" style:family="graphic" style:parent-style-name="standard">
      <style:graphic-properties draw:textarea-horizontal-align="justify" draw:textarea-vertical-align="middle" draw:auto-grow-height="false" fo:min-height="2.157cm" fo:min-width="13.3cm"/>
    </style:style>
    <style:style style:name="gr32" style:family="graphic" style:parent-style-name="standard">
      <style:graphic-properties draw:textarea-horizontal-align="justify" draw:textarea-vertical-align="middle" draw:auto-grow-height="false" fo:min-height="4.002cm" fo:min-width="7.02cm"/>
    </style:style>
    <style:style style:name="gr33" style:family="graphic" style:parent-style-name="standard">
      <style:graphic-properties draw:textarea-horizontal-align="justify" draw:textarea-vertical-align="middle" draw:auto-grow-height="false" fo:min-height="4.002cm" fo:min-width="7.022cm"/>
    </style:style>
    <style:style style:name="gr34" style:family="graphic" style:parent-style-name="standard">
      <style:graphic-properties draw:textarea-horizontal-align="justify" draw:textarea-vertical-align="middle" draw:auto-grow-height="false" fo:min-height="4.002cm" fo:min-width="7.019cm"/>
    </style:style>
    <style:style style:name="gr3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19cm"/>
    </style:style>
    <style:style style:name="gr36" style:family="graphic" style:parent-style-name="standard">
      <style:graphic-properties draw:textarea-horizontal-align="justify" draw:textarea-vertical-align="middle" draw:auto-grow-height="false" fo:min-height="3.226cm" fo:min-width="3.753cm"/>
    </style:style>
    <style:style style:name="gr37" style:family="graphic" style:parent-style-name="standard">
      <style:graphic-properties draw:textarea-horizontal-align="justify" draw:textarea-vertical-align="middle" draw:auto-grow-height="false" fo:min-height="1.77cm" fo:min-width="13.305cm"/>
    </style:style>
    <style:style style:name="gr38" style:family="graphic" style:parent-style-name="standard">
      <style:graphic-properties draw:textarea-horizontal-align="justify" draw:textarea-vertical-align="middle" draw:auto-grow-height="false" fo:min-height="3.227cm" fo:min-width="3.754cm"/>
    </style:style>
    <style:style style:name="gr39" style:family="graphic" style:parent-style-name="standard">
      <style:graphic-properties draw:textarea-horizontal-align="justify" draw:textarea-vertical-align="middle" draw:auto-grow-height="false" fo:min-height="3.227cm" fo:min-width="3.75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598cm" style:use-optimal-column-width="false"/>
    </style:style>
    <style:style style:name="ro1" style:family="table-row">
      <style:table-row-properties style:row-height="3.136cm"/>
    </style:style>
    <style:style style:name="ro2" style:family="table-row">
      <style:table-row-properties style:row-height="1.715cm"/>
    </style:style>
    <style:style style:name="ro3" style:family="table-row">
      <style:table-row-properties style:row-height="1.718cm"/>
    </style:style>
    <style:style style:name="ce1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3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4.038cm" svg:height="5.649cm" svg:x="1.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2cm" svg:height="13.6cm" svg:x="1.4cm" svg:y="1.6cm">
          <text:p text:style-name="P1"><text:span text:style-name="T1">Foodata Log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4cm" svg:y="24.3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39cm" svg:height="5.649cm" svg:x="5.986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38cm" svg:height="5.649cm" svg:x="10.462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838cm" svg:height="0.878cm" svg:x="1.5cm" svg:y="0.4cm">
          <draw:text-box>
            <text:p><text:span text:style-name="T2">Id: 1b Startpage / responsive / URL: „/“ / loggedOut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4.038cm" svg:height="5.649cm" svg:x="1.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4cm" svg:height="13.6cm" svg:x="1.6cm" svg:y="1.8cm">
          <text:p text:style-name="P1"><text:span text:style-name="T1">Scannen / Live View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4cm" svg:y="24.3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39cm" svg:height="5.649cm" svg:x="5.986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38cm" svg:height="5.649cm" svg:x="10.462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4.1cm" svg:height="1.505cm" svg:x="1.1cm" svg:y="0.5cm">
          <draw:text-box>
            <text:p><text:span text:style-name="T2">Id: 2b Scannen/ responsive / URL: „/scan“ / loggedOut </text:span></text:p>
          </draw:text-box>
        </draw:frame>
        <draw:line draw:style-name="gr9" draw:text-style-name="P5" draw:layer="layout" svg:x1="11.9cm" svg:y1="3cm" svg:x2="13.5cm" svg:y2="3cm">
          <text:p/>
        </draw:line>
        <draw:line draw:style-name="gr10" draw:text-style-name="P5" draw:layer="layout" svg:x1="13.506cm" svg:y1="4.524cm" svg:x2="13.506cm" svg:y2="2.924cm">
          <text:p/>
        </draw:line>
        <draw:line draw:style-name="gr9" draw:text-style-name="P5" draw:layer="layout" svg:x1="2.897cm" svg:y1="3.1cm" svg:x2="4.497cm" svg:y2="3.1cm">
          <text:p/>
        </draw:line>
        <draw:line draw:style-name="gr10" draw:text-style-name="P5" draw:layer="layout" svg:x1="2.903cm" svg:y1="4.624cm" svg:x2="2.903cm" svg:y2="3.024cm">
          <text:p/>
        </draw:line>
        <draw:line draw:style-name="gr9" draw:text-style-name="P5" draw:layer="layout" svg:x1="11.898cm" svg:y1="13.9cm" svg:x2="13.498cm" svg:y2="13.9cm">
          <text:p/>
        </draw:line>
        <draw:line draw:style-name="gr10" draw:text-style-name="P5" draw:layer="layout" svg:x1="13.504cm" svg:y1="14.024cm" svg:x2="13.504cm" svg:y2="12.424cm">
          <text:p/>
        </draw:line>
        <draw:line draw:style-name="gr9" draw:text-style-name="P5" draw:layer="layout" svg:x1="2.895cm" svg:y1="14cm" svg:x2="4.495cm" svg:y2="14cm">
          <text:p/>
        </draw:line>
        <draw:line draw:style-name="gr10" draw:text-style-name="P5" draw:layer="layout" svg:x1="2.901cm" svg:y1="14.124cm" svg:x2="2.901cm" svg:y2="12.524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1" draw:text-style-name="P2" draw:layer="layout" svg:width="4.068cm" svg:height="5.649cm" svg:x="1.4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3cm" svg:y="23.6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69cm" svg:height="5.649cm" svg:x="5.918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7cm" svg:height="5.649cm" svg:x="10.428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4.1cm" svg:height="1.505cm" svg:x="1.1cm" svg:y="0.5cm">
          <draw:text-box>
            <text:p><text:span text:style-name="T2">Id: 3b Search/ responsive / URL: „/search“ / loggedOut </text:span></text:p>
          </draw:text-box>
        </draw:frame>
        <draw:frame draw:style-name="standard" draw:layer="layout" svg:width="13.198cm" svg:height="9.998cm" svg:x="1.4cm" svg:y="5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3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7" draw:layer="layout" svg:width="13.2cm" svg:height="2cm" svg:x="1.4cm" svg:y="2.4cm">
          <text:p text:style-name="P1"><text:span text:style-name="T1">Input productna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5" draw:text-style-name="P8" draw:layer="layout" svg:width="15.789cm" svg:height="0.962cm" svg:x="0.111cm" svg:y="0.365cm">
          <draw:text-box>
            <text:p><text:span text:style-name="T1">Id 4b: Offline / responsive / URL: „/offline“ / loggedOut </text:span></text:p>
          </draw:text-box>
        </draw:frame>
        <draw:custom-shape draw:style-name="gr16" draw:text-style-name="P10" draw:layer="layout" svg:width="13.443cm" svg:height="1.592cm" svg:x="1.157cm" svg:y="2.133cm">
          <text:p text:style-name="P9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4.266cm">
          <text:p text:style-name="P9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6.4cm">
          <text:p text:style-name="P9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8.533cm">
          <text:p text:style-name="P9"><text:span text:style-name="T1">Input Salz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10.666cm">
          <text:p text:style-name="P9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12.8cm">
          <text:p text:style-name="P9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3.437cm" svg:height="1.592cm" svg:x="1.2cm" svg:y="14.995cm">
          <text:p text:style-name="P9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28cm" svg:height="0.506cm" svg:x="6.172cm" svg:y="17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28cm" svg:height="0.506cm" svg:x="1.173cm" svg:y="1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3.144cm" svg:height="1.313cm" svg:x="1.998cm" svg:y="17.287cm">
          <draw:text-box>
            <text:p><text:span text:style-name="T1">Getränk</text:span></text:p>
          </draw:text-box>
        </draw:frame>
        <draw:frame draw:style-name="gr21" draw:text-style-name="P8" draw:layer="layout" svg:width="3.144cm" svg:height="1.315cm" svg:x="6.956cm" svg:y="17.287cm">
          <draw:text-box>
            <text:p><text:span text:style-name="T1">Fette</text:span></text:p>
          </draw:text-box>
        </draw:frame>
        <draw:custom-shape draw:style-name="gr22" draw:text-style-name="P2" draw:layer="layout" svg:width="3.98cm" svg:height="1.592cm" svg:x="10.4cm" svg:y="18.008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285cm" svg:height="0.338cm" svg:x="1.3cm" svg:y="17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4.066cm" svg:height="3.774cm" svg:x="1.2cm" svg:y="20.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3.195cm" svg:height="1.349cm" svg:x="1.1cm" svg:y="25.371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068cm" svg:height="3.774cm" svg:x="5.716cm" svg:y="20.826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065cm" svg:height="3.774cm" svg:x="10.225cm" svg:y="20.862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427cm" svg:height="0.506cm" draw:transform="rotate (-0.574562389756533) translate (1.346cm 17.4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33cm" svg:height="0.506cm" svg:x="1.267cm" svg:y="19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33cm" svg:height="0.506cm" svg:x="6.167cm" svg:y="19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3.144cm" svg:height="1.313cm" svg:x="1.998cm" svg:y="19.088cm">
          <draw:text-box>
            <text:p><text:span text:style-name="T1">Käse</text:span></text:p>
          </draw:text-box>
        </draw:frame>
        <draw:frame draw:style-name="gr21" draw:text-style-name="P8" draw:layer="layout" svg:width="3.144cm" svg:height="1.315cm" svg:x="6.956cm" svg:y="19.088cm">
          <draw:text-box>
            <text:p><text:span text:style-name="T1">Sonst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8" draw:text-style-name="P12" draw:layer="layout" svg:width="16.2cm" svg:height="1.673cm" svg:x="0.2cm" svg:y="0.565cm">
          <draw:text-box>
            <text:p><text:span text:style-name="T1">Id 5b: Results /responsive /URL: „/results“ /loggedOut </text:span></text:p>
          </draw:text-box>
        </draw:frame>
        <draw:custom-shape draw:style-name="gr29" draw:text-style-name="P2" draw:layer="layout" svg:width="12.801cm" svg:height="3.911cm" svg:x="1.799cm" svg:y="3.198cm">
          <text:p text:style-name="P1"><text:span text:style-name="T1">Nutriscore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2.601cm" svg:height="3.911cm" svg:x="1.799cm" svg:y="8.531cm">
          <text:p text:style-name="P1"><text:span text:style-name="T1">Lebensmittel-Ampe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068cm" svg:height="5.649cm" svg:x="1.39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295cm" svg:y="23.6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69cm" svg:height="5.649cm" svg:x="5.913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7cm" svg:height="5.649cm" svg:x="10.423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5" draw:text-style-name="P8" draw:layer="layout" svg:width="15.8cm" svg:height="0.962cm" svg:x="0.1cm" svg:y="0.365cm">
          <draw:text-box>
            <text:p><text:span text:style-name="T1">Id 6b: About / Responsive / URL: „/about“ / loggedOut </text:span></text:p>
          </draw:text-box>
        </draw:frame>
        <draw:custom-shape draw:style-name="gr31" draw:text-style-name="P2" draw:layer="layout" svg:width="13.8cm" svg:height="2.407cm" svg:x="1.2cm" svg:y="17.4cm">
          <text:p text:style-name="P1"><text:span text:style-name="T1">Foodata – die Lebenmittelapp</text:span></text:p>
          <text:p text:style-name="P1"><text:span text:style-name="T1">Bla bla bla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7.52cm" svg:height="4.252cm" svg:x="3.83cm" svg:y="3.448cm">
          <text:p text:style-name="P1"><text:span text:style-name="T1">Hans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7.522cm" svg:height="4.252cm" svg:x="3.83cm" svg:y="8.011cm">
          <text:p text:style-name="P1"><text:span text:style-name="T1">Holge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7.519cm" svg:height="4.252cm" svg:x="3.8cm" svg:y="12.548cm">
          <text:p text:style-name="P1"><text:span text:style-name="T1">Zohi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7.4cm" svg:height="1.269cm" svg:x="3.9cm" svg:y="1.831cm">
          <draw:text-box>
            <text:p text:style-name="P1"><text:span text:style-name="T1">Team Foodata</text:span></text:p>
          </draw:text-box>
        </draw:frame>
        <draw:custom-shape draw:style-name="gr36" draw:text-style-name="P2" draw:layer="layout" svg:width="4.253cm" svg:height="3.476cm" svg:x="1.299cm" svg:y="20.467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3.805cm" svg:height="2.02cm" svg:x="1.195cm" svg:y="24.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254cm" svg:height="3.477cm" svg:x="6.023cm" svg:y="20.49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252cm" svg:height="3.477cm" svg:x="10.738cm" svg:y="20.523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9cm" fo:margin-bottom="0cm" fo:text-indent="0cm"/>
      <style:text-properties fo:font-size="49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3cm" fo:margin-bottom="0cm" fo:text-indent="0cm"/>
      <style:text-properties fo:font-size="35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14.174cm" svg:height="4.675cm" svg:x="0.786cm" svg:y="1.116cm" presentation:class="title" presentation:placeholder="true">
        <draw:text-box/>
      </draw:frame>
      <draw:frame presentation:style-name="Standard-outline1" draw:layer="backgroundobjects" svg:width="14.174cm" svg:height="16.238cm" svg:x="0.786cm" svg:y="6.549cm" presentation:class="outline" presentation:placeholder="true">
        <draw:text-box/>
      </draw:frame>
      <draw:frame presentation:style-name="Mpr1" draw:text-style-name="MP2" draw:layer="backgroundobjects" svg:width="3.669cm" svg:height="1.929cm" svg:x="0.786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5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1cm" svg:y="25.50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1T09:45:34.900573050</dc:date>
    <meta:editing-duration>PT50M24S</meta:editing-duration>
    <meta:editing-cycles>7</meta:editing-cycles>
    <meta:generator>LibreOffice/6.0.7.3$Linux_X86_64 LibreOffice_project/00m0$Build-3</meta:generator>
    <meta:document-statistic meta:object-count="100"/>
  </office:meta>
</office:document-meta>
</file>